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font-size="15pt" fo:letter-spacing="normal" style:font-size-asian="15pt" style:font-size-complex="15pt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paragraph-properties fo:orphans="2" fo:widows="2"/>
      <style:text-properties officeooo:paragraph-rsid="000fee7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5pt" officeooo:rsid="0011e5c5" officeooo:paragraph-rsid="0011e5c5" style:font-size-asian="15pt" style:font-size-complex="15pt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1155cc" style:font-name="verdan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1155cc" style:font-name="verdana" fo:font-size="15pt" fo:letter-spacing="normal" fo:font-style="normal" fo:font-weight="normal" officeooo:rsid="000fee75" style:font-size-asian="15pt" style:font-size-complex="15pt"/>
    </style:style>
    <style:style style:name="T5" style:family="text">
      <style:text-properties officeooo:rsid="000fe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xus server on Centos.</text:p>
      <text:p text:style-name="P2"> <text:span text:style-name="T1">Nexus installation steps below.</text:span></text:p>
      <text:p text:style-name="P2"> <text:span text:style-name="T1">Create a centos vagrant vm and login into it.</text:span></text:p>
      <text:p text:style-name="P1">$ sudo -i</text:p>
      <text:p text:style-name="P1"># yum install -y java-1.8.0-openjdk.x86_64 vim wget</text:p>
      <text:p text:style-name="P1"># yum install -y java-1.8.0-openjdk-devel.x86_6<text:span text:style-name="T5">4</text:span></text:p>
      <text:p text:style-name="P1"># export RUN_AS_USER=root</text:p>
      <text:p text:style-name="P4"><text:span text:style-name="T2"># wget 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3">http://www.sonatype.org/downlo</text:span></text:a><text:a xlink:type="simple" xlink:href="http://www.sonatype.org/downloads/nexus-latest-bundle.tar.gz" office:target-frame-name="_blank" xlink:show="new" text:style-name="Internet_20_link" text:visited-style-name="Visited_20_Internet_20_Link"><text:span text:style-name="T4">ads/</text:span></text:a><text:a xlink:type="simple" xlink:href="http://www.sonatype.org/downloads/nexus-latest-bundle.tar.gz" office:target-frame-name="_blank" xlink:show="new" text:style-name="Internet_20_link" text:visited-style-name="Visited_20_Internet_20_Link"><text:span text:style-name="T3">nexus-latest-bundle.tar.gz</text:span></text:a></text:p>
      <text:p text:style-name="P1"># sudo cp nexus-latest-bundle.tar.gz /usr/local/</text:p>
      <text:p text:style-name="P1"># cd /usr/local</text:p>
      <text:p text:style-name="P1"># sudo tar xvzf nexus-latest-bundle.tar.gz</text:p>
      <text:p text:style-name="P1"># sudo ln -s nexus-2.13.0-01 nexus</text:p>
      <text:p text:style-name="P1"># /usr/local/nexus/bin/nexus start​</text:p>
      <text:p text:style-name="P3"/>
      <text:p text:style-name="P5">From browser hit URL &lt;Nexus server IP&gt;:8081/nexus.</text:p>
      <text:p text:style-name="P1">Click login button and enter the credentials. (admin/admin123)</text:p>
      <text:p text:style-name="P1">Create hosted repository named “gameoflife” with all default settings.​</text:p>
      <text:p text:style-name="P6"/>
      <text:p text:style-name="P7">add port at cd nexus/conf/nexus proper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10:08.349852353</meta:creation-date>
    <dc:date>2017-03-04T16:07:05.108171391</dc:date>
    <meta:editing-duration>PT36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92" meta:character-count="702" meta:non-whitespace-character-count="625"/>
  </office:meta>
</office:document-meta>
</file>